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8.14916666666667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6.24416666666667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8.969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7" table:default-cell-style-name="ce1"/>
        <table:table-column table:style-name="co5" table:default-cell-style-name="ce1"/>
        <table:table-column table:style-name="co1" table:number-columns-repeated="1635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1F337</text:p>
          </table:table-cell>
          <table:table-cell office:value-type="string" table:style-name="ce1">
            <text:p><text:s/>🌷</text:p>
          </table:table-cell>
          <table:table-cell office:value-type="string" table:style-name="ce1">
            <text:p><text:s/>\n</text:p>
          </table:table-cell>
          <table:table-cell office:value-type="string" office:string-value="!\u2764Sissa127\u00F8\u07C9Almond Joy" table:formula="of:=CONCATENATE([.P1];[.Q1];[.S1];[.U1];[.W1];[.X1])" table:style-name="ce1">
            <text:p>!\u2764Sissa127\u00F8\u07C9Almond Joy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office:string-value="ø" table:formula="of:=&quot;ø&quot;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Almond Joy</text:p>
          </table:table-cell>
          <table:table-cell table:style-name="ce1"/>
          <table:table-cell office:value-type="string" office:string-value="!❤Sissa127ø߉Almond Joy" table:formula="of:=CONCATENATE([.P1];[.R1];[.S1];[.T1];[.V1];[.X1])" table:style-name="ce1">
            <text:p>!❤Sissa127ø߉Almond Joy</text:p>
          </table:table-cell>
          <table:table-cell table:number-columns-repeated="16358"/>
        </table:table-row>
        <table:table-row table:style-name="ro1">
          <table:table-cell office:value-type="float" office:value="1" table:formula="of:=[.A1]+1" table:style-name="ce1">
            <text:p>1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27B3</text:p>
          </table:table-cell>
          <table:table-cell office:value-type="string" table:style-name="ce1">
            <text:p>➳</text:p>
          </table:table-cell>
          <table:table-cell office:value-type="string" table:style-name="ce1">
            <text:p>;</text:p>
          </table:table-cell>
          <table:table-cell office:value-type="string" office:string-value="!\u2764Sissa127\u00F8\u07C9Aplets &amp; Cotlets" table:formula="of:=CONCATENATE([.P2];[.Q2];[.S2];[.U2];[.W2];[.X2])" table:style-name="ce1">
            <text:p>!\u2764Sissa127\u00F8\u07C9Aplets &amp; Cotlets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Aplets &amp; Cotlets</text:p>
          </table:table-cell>
          <table:table-cell table:style-name="ce1"/>
          <table:table-cell office:value-type="string" office:string-value="!❤Sissa127ø߉Aplets &amp; Cotlets" table:formula="of:=CONCATENATE([.P2];[.R2];[.S2];[.T2];[.V2];[.X2])" table:style-name="ce1">
            <text:p>!❤Sissa127ø߉Aplets &amp; Cotlets</text:p>
          </table:table-cell>
          <table:table-cell table:number-columns-repeated="16358"/>
        </table:table-row>
        <table:table-row table:style-name="ro1">
          <table:table-cell office:value-type="float" office:value="2" table:formula="of:=[.A2]+1" table:style-name="ce1">
            <text:p>2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1F381</text:p>
          </table:table-cell>
          <table:table-cell office:value-type="string" table:style-name="ce1">
            <text:p>🎁</text:p>
          </table:table-cell>
          <table:table-cell office:value-type="string" table:style-name="ce1">
            <text:p>" "</text:p>
          </table:table-cell>
          <table:table-cell office:value-type="string" office:string-value="!\u2764Sissa127\u00F8\u07C9Ayds" table:formula="of:=CONCATENATE([.P3];[.Q3];[.S3];[.U3];[.W3];[.X3])" table:style-name="ce1">
            <text:p>!\u2764Sissa127\u00F8\u07C9Ayds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Ayds</text:p>
          </table:table-cell>
          <table:table-cell table:style-name="ce1"/>
          <table:table-cell office:value-type="string" office:string-value="!❤Sissa127ø߉Ayds" table:formula="of:=CONCATENATE([.P3];[.R3];[.S3];[.T3];[.V3];[.X3])" table:style-name="ce1">
            <text:p>!❤Sissa127ø߉Ayds</text:p>
          </table:table-cell>
          <table:table-cell table:number-columns-repeated="16358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1F3E9</text:p>
          </table:table-cell>
          <table:table-cell office:value-type="string" table:style-name="ce1">
            <text:p>🏩</text:p>
          </table:table-cell>
          <table:table-cell office:value-type="string" table:style-name="ce1">
            <text:p>\n</text:p>
          </table:table-cell>
          <table:table-cell office:value-type="string" office:string-value="!\u2764Sissa127\u00F8\u07C9Big Hunk " table:formula="of:=CONCATENATE([.P4];[.Q4];[.S4];[.U4];[.W4];[.X4])" table:style-name="ce1">
            <text:p>!\u2764Sissa127\u00F8\u07C9Big Hunk<text:s/>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Big Hunk<text:s/></text:p>
          </table:table-cell>
          <table:table-cell table:style-name="ce1"/>
          <table:table-cell office:value-type="string" office:string-value="!❤Sissa127ø߉Big Hunk " table:formula="of:=CONCATENATE([.P4];[.R4];[.S4];[.T4];[.V4];[.X4])" table:style-name="ce1">
            <text:p>!❤Sissa127ø߉Big Hunk<text:s/></text:p>
          </table:table-cell>
          <table:table-cell table:number-columns-repeated="16358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273F</text:p>
          </table:table-cell>
          <table:table-cell office:value-type="string" table:style-name="ce1">
            <text:p>✿</text:p>
          </table:table-cell>
          <table:table-cell office:value-type="string" table:style-name="ce1">
            <text:p>;</text:p>
          </table:table-cell>
          <table:table-cell office:value-type="string" office:string-value="!\u2764Sissa127\u00F8\u07C9Bit-O-Honey" table:formula="of:=CONCATENATE([.P5];[.Q5];[.S5];[.U5];[.W5];[.X5])" table:style-name="ce1">
            <text:p>!\u2764Sissa127\u00F8\u07C9Bit-O-Honey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Bit-O-Honey</text:p>
          </table:table-cell>
          <table:table-cell table:style-name="ce1"/>
          <table:table-cell office:value-type="string" office:string-value="!❤Sissa127ø߉Bit-O-Honey" table:formula="of:=CONCATENATE([.P5];[.R5];[.S5];[.T5];[.V5];[.X5])" table:style-name="ce1">
            <text:p>!❤Sissa127ø߉Bit-O-Honey</text:p>
          </table:table-cell>
          <table:table-cell table:number-columns-repeated="16358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1F48C</text:p>
          </table:table-cell>
          <table:table-cell office:value-type="string" table:style-name="ce1">
            <text:p>💌</text:p>
          </table:table-cell>
          <table:table-cell office:value-type="string" table:style-name="ce1">
            <text:p>" "</text:p>
          </table:table-cell>
          <table:table-cell office:value-type="string" office:string-value="!\u2764Sissa127\u00F8\u07C9Reese's Pieces" table:formula="of:=CONCATENATE([.P6];[.Q6];[.S6];[.U6];[.W6];[.X6])" table:style-name="ce1">
            <text:p>!\u2764Sissa127\u00F8\u07C9Reese's Pieces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Reese's Pieces</text:p>
          </table:table-cell>
          <table:table-cell table:style-name="ce1"/>
          <table:table-cell office:value-type="string" office:string-value="!❤Sissa127ø߉Reese's Pieces" table:formula="of:=CONCATENATE([.P6];[.R6];[.S6];[.T6];[.V6];[.X6])" table:style-name="ce1">
            <text:p>!❤Sissa127ø߉Reese's Pieces</text:p>
          </table:table-cell>
          <table:table-cell table:number-columns-repeated="16358"/>
        </table:table-row>
        <table:table-row table:style-name="ro1">
          <table:table-cell table:number-columns-repeated="15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Mounds</text:p>
          </table:table-cell>
          <table:table-cell table:style-name="ce1"/>
          <table:table-cell office:value-type="string" office:string-value="!❤Sissa127ø߉Mounds" table:formula="of:=CONCATENATE([.P7];[.R7];[.S7];[.T7];[.V7];[.X7])" table:style-name="ce1">
            <text:p>!❤Sissa127ø߉Mounds</text:p>
          </table:table-cell>
          <table:table-cell table:number-columns-repeated="16358"/>
        </table:table-row>
        <table:table-row table:style-name="ro1">
          <table:table-cell table:number-columns-repeated="15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U-No Bar</text:p>
          </table:table-cell>
          <table:table-cell table:style-name="ce1"/>
          <table:table-cell office:value-type="string" office:string-value="!❤Sissa127ø߉U-No Bar" table:formula="of:=CONCATENATE([.P8];[.R8];[.S8];[.T8];[.V8];[.X8])" table:style-name="ce1">
            <text:p>!❤Sissa127ø߉U-No Bar</text:p>
          </table:table-cell>
          <table:table-cell table:number-columns-repeated="16358"/>
        </table:table-row>
        <table:table-row table:number-rows-repeated="1048568" table:style-name="ro2">
          <table:table-cell table:number-columns-repeated="16384"/>
        </table:table-row>
      </table:table>
      <table:table table:name="Planilha2" table:style-name="ta2">
        <table:table-column table:style-name="co6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2">
          <table:table-cell office:value-type="float" office:value="0" table:formula="of:=[Planilha1.A1]" table:style-name="ce1">
            <text:p>0</text:p>
          </table:table-cell>
          <table:table-cell office:value-type="string" office:string-value="new string[1, 4] { {" table:formula="of:=[Planilha1.B1]" table:style-name="ce1">
            <text:p>new string[1, 4] { {</text:p>
          </table:table-cell>
          <table:table-cell office:value-type="string" office:string-value="&quot;\u1F337&quot;" table:formula="of:=CONCATENATE([.T1];[Planilha1.C1];[Planilha2.T1])" table:style-name="ce1">
            <text:p>"\u1F337"</text:p>
          </table:table-cell>
          <table:table-cell office:value-type="string" table:style-name="ce1">
            <text:p>,</text:p>
          </table:table-cell>
          <table:table-cell office:value-type="string" office:string-value="&quot; 🌷&quot;" table:formula="of:=CONCATENATE([.T1];[Planilha1.D1];[Planilha2.T1])" table:style-name="ce1">
            <text:p>" 🌷"</text:p>
          </table:table-cell>
          <table:table-cell office:value-type="string" table:style-name="ce1">
            <text:p>,</text:p>
          </table:table-cell>
          <table:table-cell office:value-type="string" office:string-value="&quot; \n&quot;" table:formula="of:=CONCATENATE([.T1];[Planilha1.E1];[Planilha2.T1])" table:style-name="ce1">
            <text:p>" \n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Almond Joy&quot;" table:formula="of:=CONCATENATE([.T1];[Planilha1.F1];[Planilha2.T1])" table:style-name="ce1">
            <text:p>"!\u2764Sissa127\u00F8\u07C9Almond Joy"</text:p>
          </table:table-cell>
          <table:table-cell office:value-type="string" office:string-value="} }" table:formula="of:=[Planilha1.G1]" table:style-name="ce1">
            <text:p>} }</text:p>
          </table:table-cell>
          <table:table-cell table:style-name="ce1"/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office:value-type="float" office:value="1" table:formula="of:=[Planilha1.A2]" table:style-name="ce1">
            <text:p>1</text:p>
          </table:table-cell>
          <table:table-cell office:value-type="string" office:string-value="new string[1, 4] { {" table:formula="of:=[Planilha1.B2]" table:style-name="ce1">
            <text:p>new string[1, 4] { {</text:p>
          </table:table-cell>
          <table:table-cell office:value-type="string" office:string-value="&quot;\u27B3&quot;" table:formula="of:=CONCATENATE([.T2];[Planilha1.C2];[Planilha2.T2])" table:style-name="ce1">
            <text:p>"\u27B3"</text:p>
          </table:table-cell>
          <table:table-cell office:value-type="string" table:style-name="ce1">
            <text:p>,</text:p>
          </table:table-cell>
          <table:table-cell office:value-type="string" office:string-value="&quot;➳&quot;" table:formula="of:=CONCATENATE([.T2];[Planilha1.D2];[Planilha2.T2])" table:style-name="ce1">
            <text:p>"➳"</text:p>
          </table:table-cell>
          <table:table-cell office:value-type="string" table:style-name="ce1">
            <text:p>,</text:p>
          </table:table-cell>
          <table:table-cell office:value-type="string" office:string-value="&quot;;&quot;" table:formula="of:=CONCATENATE([.T2];[Planilha1.E2];[Planilha2.T2])" table:style-name="ce1">
            <text:p>";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Aplets &amp; Cotlets&quot;" table:formula="of:=CONCATENATE([.T2];[Planilha1.F2];[Planilha2.T2])" table:style-name="ce1">
            <text:p>"!\u2764Sissa127\u00F8\u07C9Aplets &amp; Cotlets"</text:p>
          </table:table-cell>
          <table:table-cell office:value-type="string" office:string-value="} }" table:formula="of:=[Planilha1.G2]" table:style-name="ce1">
            <text:p>} }</text:p>
          </table:table-cell>
          <table:table-cell table:style-name="ce1"/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office:value-type="float" office:value="2" table:formula="of:=[Planilha1.A3]" table:style-name="ce1">
            <text:p>2</text:p>
          </table:table-cell>
          <table:table-cell office:value-type="string" office:string-value="new string[1, 4] { {" table:formula="of:=[Planilha1.B3]" table:style-name="ce1">
            <text:p>new string[1, 4] { {</text:p>
          </table:table-cell>
          <table:table-cell office:value-type="string" office:string-value="&quot;\u1F381&quot;" table:formula="of:=CONCATENATE([.T3];[Planilha1.C3];[Planilha2.T3])" table:style-name="ce1">
            <text:p>"\u1F381"</text:p>
          </table:table-cell>
          <table:table-cell office:value-type="string" table:style-name="ce1">
            <text:p>,</text:p>
          </table:table-cell>
          <table:table-cell office:value-type="string" office:string-value="&quot;🎁&quot;" table:formula="of:=CONCATENATE([.T3];[Planilha1.D3];[Planilha2.T3])" table:style-name="ce1">
            <text:p>"🎁"</text:p>
          </table:table-cell>
          <table:table-cell office:value-type="string" table:style-name="ce1">
            <text:p>,</text:p>
          </table:table-cell>
          <table:table-cell office:value-type="string" office:string-value="&quot; &quot;" table:formula="of:=[Planilha1.E3]" table:style-name="ce1">
            <text:p>" 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Ayds&quot;" table:formula="of:=CONCATENATE([.T3];[Planilha1.F3];[Planilha2.T3])" table:style-name="ce1">
            <text:p>"!\u2764Sissa127\u00F8\u07C9Ayds"</text:p>
          </table:table-cell>
          <table:table-cell office:value-type="string" office:string-value="} }" table:formula="of:=[Planilha1.G3]" table:style-name="ce1">
            <text:p>} }</text:p>
          </table:table-cell>
          <table:table-cell table:style-name="ce1"/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office:value-type="float" office:value="3" table:formula="of:=[Planilha1.A4]" table:style-name="ce1">
            <text:p>3</text:p>
          </table:table-cell>
          <table:table-cell office:value-type="string" office:string-value="new string[1, 4] { {" table:formula="of:=[Planilha1.B4]" table:style-name="ce1">
            <text:p>new string[1, 4] { {</text:p>
          </table:table-cell>
          <table:table-cell office:value-type="string" office:string-value="&quot;\u1F3E9&quot;" table:formula="of:=CONCATENATE([.T4];[Planilha1.C4];[Planilha2.T4])" table:style-name="ce1">
            <text:p>"\u1F3E9"</text:p>
          </table:table-cell>
          <table:table-cell office:value-type="string" table:style-name="ce1">
            <text:p>,</text:p>
          </table:table-cell>
          <table:table-cell office:value-type="string" office:string-value="&quot;🏩&quot;" table:formula="of:=CONCATENATE([.T4];[Planilha1.D4];[Planilha2.T4])" table:style-name="ce1">
            <text:p>"🏩"</text:p>
          </table:table-cell>
          <table:table-cell office:value-type="string" table:style-name="ce1">
            <text:p>,</text:p>
          </table:table-cell>
          <table:table-cell office:value-type="string" office:string-value="&quot;\n&quot;" table:formula="of:=CONCATENATE([.T4];[Planilha1.E4];[Planilha2.T4])" table:style-name="ce1">
            <text:p>"\n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Big Hunk &quot;" table:formula="of:=CONCATENATE([.T4];[Planilha1.F4];[Planilha2.T4])" table:style-name="ce1">
            <text:p>"!\u2764Sissa127\u00F8\u07C9Big Hunk "</text:p>
          </table:table-cell>
          <table:table-cell office:value-type="string" office:string-value="} }" table:formula="of:=[Planilha1.G4]" table:style-name="ce1">
            <text:p>} }</text:p>
          </table:table-cell>
          <table:table-cell table:style-name="ce1"/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office:value-type="float" office:value="4" table:formula="of:=[Planilha1.A5]" table:style-name="ce1">
            <text:p>4</text:p>
          </table:table-cell>
          <table:table-cell office:value-type="string" office:string-value="new string[1, 4] { {" table:formula="of:=[Planilha1.B5]" table:style-name="ce1">
            <text:p>new string[1, 4] { {</text:p>
          </table:table-cell>
          <table:table-cell office:value-type="string" office:string-value="&quot;\u273F&quot;" table:formula="of:=CONCATENATE([.T5];[Planilha1.C5];[Planilha2.T5])" table:style-name="ce1">
            <text:p>"\u273F"</text:p>
          </table:table-cell>
          <table:table-cell office:value-type="string" table:style-name="ce1">
            <text:p>,</text:p>
          </table:table-cell>
          <table:table-cell office:value-type="string" office:string-value="&quot;✿&quot;" table:formula="of:=CONCATENATE([.T5];[Planilha1.D5];[Planilha2.T5])" table:style-name="ce1">
            <text:p>"✿"</text:p>
          </table:table-cell>
          <table:table-cell office:value-type="string" table:style-name="ce1">
            <text:p>,</text:p>
          </table:table-cell>
          <table:table-cell office:value-type="string" office:string-value="&quot;;&quot;" table:formula="of:=CONCATENATE([.T5];[Planilha1.E5];[Planilha2.T5])" table:style-name="ce1">
            <text:p>";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Bit-O-Honey&quot;" table:formula="of:=CONCATENATE([.T5];[Planilha1.F5];[Planilha2.T5])" table:style-name="ce1">
            <text:p>"!\u2764Sissa127\u00F8\u07C9Bit-O-Honey"</text:p>
          </table:table-cell>
          <table:table-cell office:value-type="string" office:string-value="} }" table:formula="of:=[Planilha1.G5]" table:style-name="ce1">
            <text:p>} }</text:p>
          </table:table-cell>
          <table:table-cell table:style-name="ce1"/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office:value-type="float" office:value="5" table:formula="of:=[Planilha1.A6]" table:style-name="ce1">
            <text:p>5</text:p>
          </table:table-cell>
          <table:table-cell office:value-type="string" office:string-value="new string[1, 4] { {" table:formula="of:=[Planilha1.B6]" table:style-name="ce1">
            <text:p>new string[1, 4] { {</text:p>
          </table:table-cell>
          <table:table-cell office:value-type="string" office:string-value="&quot;\u1F48C&quot;" table:formula="of:=CONCATENATE([.T6];[Planilha1.C6];[Planilha2.T6])" table:style-name="ce1">
            <text:p>"\u1F48C"</text:p>
          </table:table-cell>
          <table:table-cell office:value-type="string" table:style-name="ce1">
            <text:p>,</text:p>
          </table:table-cell>
          <table:table-cell office:value-type="string" office:string-value="&quot;💌&quot;" table:formula="of:=CONCATENATE([.T6];[Planilha1.D6];[Planilha2.T6])" table:style-name="ce1">
            <text:p>"💌"</text:p>
          </table:table-cell>
          <table:table-cell office:value-type="string" table:style-name="ce1">
            <text:p>,</text:p>
          </table:table-cell>
          <table:table-cell office:value-type="string" office:string-value="&quot; &quot;" table:formula="of:=[Planilha1.E6]" table:style-name="ce1">
            <text:p>" 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Reese's Pieces&quot;" table:formula="of:=CONCATENATE([.T6];[Planilha1.F6];[Planilha2.T6])" table:style-name="ce1">
            <text:p>"!\u2764Sissa127\u00F8\u07C9Reese's Pieces"</text:p>
          </table:table-cell>
          <table:table-cell office:value-type="string" office:string-value="} }" table:formula="of:=[Planilha1.G6]" table:style-name="ce1">
            <text:p>} }</text:p>
          </table:table-cell>
          <table:table-cell table:style-name="ce1"/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table:number-columns-repeated="19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table:number-columns-repeated="19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patrik</meta:initial-creator>
    <dc:creator>patrik</dc:creator>
    <meta:creation-date>2016-07-05T01:10:20Z</meta:creation-date>
    <dc:date>2016-07-05T13:00:36Z</dc:date>
  </office:meta>
</office:document-meta>
</file>